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0399883806A7F171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33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8.80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s" table:style-name="ta1">
        <table:shapes>
          <draw:frame draw:z-index="0" draw:style-name="gr1" draw:text-style-name="P1" svg:width="29.572cm" svg:height="16.634cm" svg:x="1.008cm" svg:y="117.053cm">
            <draw:object draw:notify-on-update-of-ranges="games.D1:games.D1 games.D2:games.D256 games.E1:games.E1 games.E2:games.E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645cm" svg:height="15.565cm" svg:x="36.61cm" svg:y="17.239cm">
            <draw:object draw:notify-on-update-of-ranges="games.H3:games.H39 games.I3:games.I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986cm" svg:height="13.839cm" svg:x="39.67cm" svg:y="19.046cm">
            <draw:object draw:notify-on-update-of-ranges="games.K3:games.K7 games.L3:games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.943cm" svg:height="13.494cm" svg:x="44.04cm" svg:y="18.938cm">
            <draw:object draw:notify-on-update-of-ranges="games.M3:games.M5 games.N3:games.N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completion_date</text:p>
          </table:table-cell>
          <table:table-cell office:value-type="string" calcext:value-type="string">
            <text:p>Cumulative Total</text:p>
          </table:table-cell>
          <table:table-cell office:value-type="string" calcext:value-type="string">
            <text:p>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egend of Zelda: The Minish 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7-05-27" calcext:value-type="date">
            <text:p>2017-05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Game &amp; Watch Gallery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7-05-30" calcext:value-type="date">
            <text:p>2017-05-30</text:p>
          </table:table-cell>
          <table:table-cell office:value-type="float" office:value="2" calcext:value-type="float">
            <text:p>2</text:p>
          </table:table-cell>
          <table:table-cell table:formula="of:=[.D3]-[.D2]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F$2:.F$256];[.H3])"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B$2:.B$256];[.K3])"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table:formula="of:=COUNTIF([.C2:.C256];&quot;complete&quot;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Yu-Gi-Oh! Ultimate Masters: World Championship Tournament 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7-06-02" calcext:value-type="date">
            <text:p>2017-06-02</text:p>
          </table:table-cell>
          <table:table-cell office:value-type="float" office:value="3" calcext:value-type="float">
            <text:p>3</text:p>
          </table:table-cell>
          <table:table-cell table:formula="of:=[.D4]-[.D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F$2:.F$256];[.H4])"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$2:.B$256];[.K4])" office:value-type="float" office:value="96" calcext:value-type="float">
            <text:p>96</text:p>
          </table:table-cell>
          <table:table-cell office:value-type="string" calcext:value-type="string">
            <text:p>Not Complete</text:p>
          </table:table-cell>
          <table:table-cell table:formula="of:=COUNTIF([.C3:.C257];&quot;not-complete&quot;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pyro: Season of 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06-02" calcext:value-type="date">
            <text:p>2017-06-02</text:p>
          </table:table-cell>
          <table:table-cell office:value-type="float" office:value="4" calcext:value-type="float">
            <text:p>4</text:p>
          </table:table-cell>
          <table:table-cell table:formula="of:=[.D5]-[.D4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F$2:.F$256];[.H5])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$2:.B$256];[.K5])" office:value-type="float" office:value="91" calcext:value-type="float">
            <text:p>91</text:p>
          </table:table-cell>
          <table:table-cell office:value-type="string" calcext:value-type="string">
            <text:p>Other</text:p>
          </table:table-cell>
          <table:table-cell table:formula="of:=COUNTIF([.C4:.C258];&quot;other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nage Mutant Ninja Turt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06-02" calcext:value-type="date">
            <text:p>2017-06-02</text:p>
          </table:table-cell>
          <table:table-cell office:value-type="float" office:value="5" calcext:value-type="float">
            <text:p>5</text:p>
          </table:table-cell>
          <table:table-cell table:formula="of:=[.D6]-[.D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F$2:.F$256];[.H6])"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B$2:.B$256];[.K6])" office:value-type="float" office:value="48" calcext:value-type="float">
            <text:p>48</text:p>
          </table:table-cell>
          <table:table-cell/>
          <table:table-cell table:formula="of:=SUM([.N3:.N5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oulder Dash 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06-06" calcext:value-type="date">
            <text:p>2017-06-06</text:p>
          </table:table-cell>
          <table:table-cell office:value-type="float" office:value="6" calcext:value-type="float">
            <text:p>6</text:p>
          </table:table-cell>
          <table:table-cell table:formula="of:=[.D7]-[.D6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F$2:.F$256];[.H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B$2:.B$256];[.K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-Gi-Oh! The Eternal Duelist So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7-06-09" calcext:value-type="date">
            <text:p>2017-06-09</text:p>
          </table:table-cell>
          <table:table-cell office:value-type="float" office:value="7" calcext:value-type="float">
            <text:p>7</text:p>
          </table:table-cell>
          <table:table-cell table:formula="of:=[.D8]-[.D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F$2:.F$256];[.H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iera: The Promised 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07-16" calcext:value-type="date">
            <text:p>2017-07-16</text:p>
          </table:table-cell>
          <table:table-cell office:value-type="float" office:value="8" calcext:value-type="float">
            <text:p>8</text:p>
          </table:table-cell>
          <table:table-cell table:formula="of:=[.D9]-[.D8]"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F$2:.F$256];[.H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ktai: The Sun Is in Your 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7-07-18" calcext:value-type="date">
            <text:p>2017-07-18</text:p>
          </table:table-cell>
          <table:table-cell office:value-type="float" office:value="9" calcext:value-type="float">
            <text:p>9</text:p>
          </table:table-cell>
          <table:table-cell table:formula="of:=[.D10]-[.D9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F$2:.F$256];[.H1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ed for Speed Under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10" calcext:value-type="float">
            <text:p>10</text:p>
          </table:table-cell>
          <table:table-cell table:formula="of:=[.D11]-[.D10]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F$2:.F$256];[.H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MA: The En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-complete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1" calcext:value-type="float">
            <text:p>11</text:p>
          </table:table-cell>
          <table:table-cell table:formula="of:=[.D12]-[.D11]" office:value-type="float" office:value="44" calcext:value-type="float">
            <text:p>44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F$2:.F$256];[.H1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 &amp; Luigi: Superstar Sa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2" calcext:value-type="float">
            <text:p>12</text:p>
          </table:table-cell>
          <table:table-cell table:formula="of:=[.D13]-[.D12]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F$2:.F$256];[.H1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o Star W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3" calcext:value-type="float">
            <text:p>13</text:p>
          </table:table-cell>
          <table:table-cell table:formula="of:=[.D14]-[.D13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F$2:.F$256];[.H1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l Slug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11-17" calcext:value-type="date">
            <text:p>2017-11-17</text:p>
          </table:table-cell>
          <table:table-cell office:value-type="float" office:value="14" calcext:value-type="float">
            <text:p>14</text:p>
          </table:table-cell>
          <table:table-cell table:formula="of:=[.D15]-[.D14]" office:value-type="float" office:value="55" calcext:value-type="float">
            <text:p>5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F$2:.F$256];[.H1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 Man Zer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11-17" calcext:value-type="date">
            <text:p>2017-11-17</text:p>
          </table:table-cell>
          <table:table-cell office:value-type="float" office:value="15" calcext:value-type="float">
            <text:p>15</text:p>
          </table:table-cell>
          <table:table-cell table:formula="of:=[.D16]-[.D1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F$2:.F$256];[.H1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g M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7-11-18" calcext:value-type="date">
            <text:p>2017-11-18</text:p>
          </table:table-cell>
          <table:table-cell office:value-type="float" office:value="16" calcext:value-type="float">
            <text:p>16</text:p>
          </table:table-cell>
          <table:table-cell table:formula="of:=[.D17]-[.D16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F$2:.F$256];[.H1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ie Chan Adventu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7-11-26" calcext:value-type="date">
            <text:p>2017-11-26</text:p>
          </table:table-cell>
          <table:table-cell office:value-type="float" office:value="17" calcext:value-type="float">
            <text:p>17</text:p>
          </table:table-cell>
          <table:table-cell table:formula="of:=[.D18]-[.D17]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F$2:.F$256];[.H1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Fantasy V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8" calcext:value-type="float">
            <text:p>18</text:p>
          </table:table-cell>
          <table:table-cell table:formula="of:=[.D19]-[.D18]" office:value-type="float" office:value="126" calcext:value-type="float">
            <text:p>1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F$2:.F$256];[.H1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 Man &amp; Ba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4-02" calcext:value-type="date">
            <text:p>2018-04-02</text:p>
          </table:table-cell>
          <table:table-cell office:value-type="float" office:value="19" calcext:value-type="float">
            <text:p>19</text:p>
          </table:table-cell>
          <table:table-cell table:formula="of:=[.D20]-[.D19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F$2:.F$256];[.H2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levania: Aria of Sor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8-04-02" calcext:value-type="date">
            <text:p>2018-04-02</text:p>
          </table:table-cell>
          <table:table-cell office:value-type="float" office:value="20" calcext:value-type="float">
            <text:p>20</text:p>
          </table:table-cell>
          <table:table-cell table:formula="of:=[.D21]-[.D20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F$2:.F$256];[.H2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um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04-04" calcext:value-type="date">
            <text:p>2018-04-04</text:p>
          </table:table-cell>
          <table:table-cell office:value-type="float" office:value="21" calcext:value-type="float">
            <text:p>21</text:p>
          </table:table-cell>
          <table:table-cell table:formula="of:=[.D22]-[.D21]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F$2:.F$256];[.H2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nami Collector's Series: Arcade Advan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18-04-04" calcext:value-type="date">
            <text:p>2018-04-04</text:p>
          </table:table-cell>
          <table:table-cell office:value-type="float" office:value="22" calcext:value-type="float">
            <text:p>22</text:p>
          </table:table-cell>
          <table:table-cell table:formula="of:=[.D23]-[.D22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F$2:.F$256];[.H2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rek: Hassle at the 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23" calcext:value-type="float">
            <text:p>23</text:p>
          </table:table-cell>
          <table:table-cell table:formula="of:=[.D24]-[.D23]"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F$2:.F$256];[.H2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 vs. Donkey K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4-20" calcext:value-type="date">
            <text:p>2018-04-20</text:p>
          </table:table-cell>
          <table:table-cell office:value-type="float" office:value="24" calcext:value-type="float">
            <text:p>24</text:p>
          </table:table-cell>
          <table:table-cell table:formula="of:=[.D25]-[.D24]"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F$2:.F$256];[.H2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Fantasy VI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5-03" calcext:value-type="date">
            <text:p>2018-05-03</text:p>
          </table:table-cell>
          <table:table-cell office:value-type="float" office:value="25" calcext:value-type="float">
            <text:p>25</text:p>
          </table:table-cell>
          <table:table-cell table:formula="of:=[.D26]-[.D25]"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F$2:.F$256];[.H2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 Monkey Ball J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5-03" calcext:value-type="date">
            <text:p>2018-05-03</text:p>
          </table:table-cell>
          <table:table-cell office:value-type="float" office:value="26" calcext:value-type="float">
            <text:p>26</text:p>
          </table:table-cell>
          <table:table-cell table:formula="of:=[.D27]-[.D26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F$2:.F$256];[.H2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taro: Ham-Ham G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5-03" calcext:value-type="date">
            <text:p>2018-05-03</text:p>
          </table:table-cell>
          <table:table-cell office:value-type="float" office:value="27" calcext:value-type="float">
            <text:p>27</text:p>
          </table:table-cell>
          <table:table-cell table:formula="of:=[.D28]-[.D27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F$2:.F$256];[.H2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onoa 2: Dream Champ Tourna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5-04" calcext:value-type="date">
            <text:p>2018-05-04</text:p>
          </table:table-cell>
          <table:table-cell office:value-type="float" office:value="28" calcext:value-type="float">
            <text:p>28</text:p>
          </table:table-cell>
          <table:table-cell table:formula="of:=[.D29]-[.D28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F$2:.F$256];[.H2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 Hearts: Chain of Memo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5-06" calcext:value-type="date">
            <text:p>2018-05-06</text:p>
          </table:table-cell>
          <table:table-cell office:value-type="float" office:value="29" calcext:value-type="float">
            <text:p>29</text:p>
          </table:table-cell>
          <table:table-cell table:formula="of:=[.D30]-[.D29]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F$2:.F$256];[.H3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fia: The Ruins of L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05-13" calcext:value-type="date">
            <text:p>2018-05-13</text:p>
          </table:table-cell>
          <table:table-cell office:value-type="float" office:value="30" calcext:value-type="float">
            <text:p>30</text:p>
          </table:table-cell>
          <table:table-cell table:formula="of:=[.D31]-[.D30]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F$2:.F$256];[.H3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ger Woods PGA Tour 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8-05-15" calcext:value-type="date">
            <text:p>2018-05-15</text:p>
          </table:table-cell>
          <table:table-cell office:value-type="float" office:value="31" calcext:value-type="float">
            <text:p>31</text:p>
          </table:table-cell>
          <table:table-cell table:formula="of:=[.D32]-[.D31]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F$2:.F$256];[.H3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ok: Evolu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5-15" calcext:value-type="date">
            <text:p>2018-05-15</text:p>
          </table:table-cell>
          <table:table-cell office:value-type="float" office:value="32" calcext:value-type="float">
            <text:p>32</text:p>
          </table:table-cell>
          <table:table-cell table:formula="of:=[.D33]-[.D32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F$2:.F$256];[.H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 Fighter Alpha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33" calcext:value-type="float">
            <text:p>33</text:p>
          </table:table-cell>
          <table:table-cell table:formula="of:=[.D34]-[.D33]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F$2:.F$256];[.H3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yman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34" calcext:value-type="float">
            <text:p>34</text:p>
          </table:table-cell>
          <table:table-cell table:formula="of:=[.D35]-[.D34]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F$2:.F$256];[.H3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Embl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8-05-28" calcext:value-type="date">
            <text:p>2018-05-28</text:p>
          </table:table-cell>
          <table:table-cell office:value-type="float" office:value="35" calcext:value-type="float">
            <text:p>35</text:p>
          </table:table-cell>
          <table:table-cell table:formula="of:=[.D36]-[.D35]" office:value-type="float" office:value="9" calcext:value-type="float">
            <text:p>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F$2:.F$256];[.H3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gon Ball Z: The Legacy of Goku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5-31" calcext:value-type="date">
            <text:p>2018-05-31</text:p>
          </table:table-cell>
          <table:table-cell office:value-type="float" office:value="36" calcext:value-type="float">
            <text:p>36</text:p>
          </table:table-cell>
          <table:table-cell table:formula="of:=[.D37]-[.D36]" office:value-type="float" office:value="3" calcext:value-type="float">
            <text:p>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F$2:.F$256];[.H3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 Street Fighter II: Turbo Revi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5-31" calcext:value-type="date">
            <text:p>2018-05-31</text:p>
          </table:table-cell>
          <table:table-cell office:value-type="float" office:value="37" calcext:value-type="float">
            <text:p>37</text:p>
          </table:table-cell>
          <table:table-cell table:formula="of:=[.D38]-[.D37]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F$2:.F$256];[.H3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Bond 007: Everything or Not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06-03" calcext:value-type="date">
            <text:p>2018-06-03</text:p>
          </table:table-cell>
          <table:table-cell office:value-type="float" office:value="38" calcext:value-type="float">
            <text:p>38</text:p>
          </table:table-cell>
          <table:table-cell table:formula="of:=[.D39]-[.D38]" office:value-type="float" office:value="3" calcext:value-type="float">
            <text:p>3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F$2:.F$256];[.H3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y Hawk's Pro Skater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6-07" calcext:value-type="date">
            <text:p>2018-06-07</text:p>
          </table:table-cell>
          <table:table-cell office:value-type="float" office:value="39" calcext:value-type="float">
            <text:p>39</text:p>
          </table:table-cell>
          <table:table-cell table:formula="of:=[.D40]-[.D3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rates of the Caribbean: Dead Man's Ch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6-12" calcext:value-type="date">
            <text:p>2018-06-12</text:p>
          </table:table-cell>
          <table:table-cell office:value-type="float" office:value="40" calcext:value-type="float">
            <text:p>40</text:p>
          </table:table-cell>
          <table:table-cell table:formula="of:=[.D41]-[.D4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Zero GP Leg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6-12" calcext:value-type="date">
            <text:p>2018-06-12</text:p>
          </table:table-cell>
          <table:table-cell office:value-type="float" office:value="41" calcext:value-type="float">
            <text:p>41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es of Ph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7-14" calcext:value-type="date">
            <text:p>2018-07-14</text:p>
          </table:table-cell>
          <table:table-cell office:value-type="float" office:value="42" calcext:value-type="float">
            <text:p>42</text:p>
          </table:table-cell>
          <table:table-cell table:formula="of:=[.D43]-[.D42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ro Boy: Omega Fac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43" calcext:value-type="float">
            <text:p>43</text:p>
          </table:table-cell>
          <table:table-cell table:formula="of:=[.D44]-[.D4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kapon: Monster H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44" calcext:value-type="float">
            <text:p>44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y Hawk's 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8-07-27" calcext:value-type="date">
            <text:p>2018-07-27</text:p>
          </table:table-cell>
          <table:table-cell office:value-type="float" office:value="45" calcext:value-type="float">
            <text:p>45</text:p>
          </table:table-cell>
          <table:table-cell table:formula="of:=[.D46]-[.D45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roid: Zero Mi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8-07-28" calcext:value-type="date">
            <text:p>2018-07-28</text:p>
          </table:table-cell>
          <table:table-cell office:value-type="float" office:value="46" calcext:value-type="float">
            <text:p>46</text:p>
          </table:table-cell>
          <table:table-cell table:formula="of:=[.D47]-[.D4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me Ra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7-28" calcext:value-type="date">
            <text:p>2018-07-28</text:p>
          </table:table-cell>
          <table:table-cell office:value-type="float" office:value="47" calcext:value-type="float">
            <text:p>47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emon LeafGreen 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8-25" calcext:value-type="date">
            <text:p>2018-08-25</text:p>
          </table:table-cell>
          <table:table-cell office:value-type="float" office:value="48" calcext:value-type="float">
            <text:p>48</text:p>
          </table:table-cell>
          <table:table-cell table:formula="of:=[.D49]-[.D48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ord of M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8-29" calcext:value-type="date">
            <text:p>2018-08-29</text:p>
          </table:table-cell>
          <table:table-cell office:value-type="float" office:value="49" calcext:value-type="float">
            <text:p>49</text:p>
          </table:table-cell>
          <table:table-cell table:formula="of:=[.D50]-[.D4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y Hawk's Pro Skater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8-08-29" calcext:value-type="date">
            <text:p>2018-08-29</text:p>
          </table:table-cell>
          <table:table-cell office:value-type="float" office:value="50" calcext:value-type="float">
            <text:p>5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9-08" calcext:value-type="date">
            <text:p>2018-09-08</text:p>
          </table:table-cell>
          <table:table-cell office:value-type="float" office:value="51" calcext:value-type="float">
            <text:p>51</text:p>
          </table:table-cell>
          <table:table-cell table:formula="of:=[.D52]-[.D51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ktai 2: Solar Boy Dja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09-16" calcext:value-type="date">
            <text:p>2018-09-16</text:p>
          </table:table-cell>
          <table:table-cell office:value-type="float" office:value="52" calcext:value-type="float">
            <text:p>52</text:p>
          </table:table-cell>
          <table:table-cell table:formula="of:=[.D53]-[.D5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Magical 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09-16" calcext:value-type="date">
            <text:p>2018-09-16</text:p>
          </table:table-cell>
          <table:table-cell office:value-type="float" office:value="53" calcext:value-type="float">
            <text:p>53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imate Brain G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18-09-16" calcext:value-type="date">
            <text:p>2018-09-16</text:p>
          </table:table-cell>
          <table:table-cell office:value-type="float" office:value="54" calcext:value-type="float">
            <text:p>54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55" calcext:value-type="float">
            <text:p>55</text:p>
          </table:table-cell>
          <table:table-cell table:formula="of:=[.D56]-[.D5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Puzzle Fighter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56" calcext:value-type="float">
            <text:p>56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ent Sc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57" calcext:value-type="float">
            <text:p>57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 Battler J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58" calcext:value-type="float">
            <text:p>58</text:p>
          </table:table-cell>
          <table:table-cell table:formula="of:=[.D59]-[.D58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 Ball: Advanced Adven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59" calcext:value-type="float">
            <text:p>59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ender Bro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60" calcext:value-type="float">
            <text:p>6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o Kart Super Circu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61" calcext:value-type="float">
            <text:p>61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 Burton's The Nightmare Before Christmas: The Pumpki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62" calcext:value-type="float">
            <text:p>62</text:p>
          </table:table-cell>
          <table:table-cell table:formula="of:=[.D63]-[.D6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egend of Spyro: The Eternal 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63" calcext:value-type="float">
            <text:p>63</text:p>
          </table:table-cell>
          <table:table-cell table:formula="of:=[.D64]-[.D6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ctics Ogre: The Knight of Lod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0-20" calcext:value-type="date">
            <text:p>2018-10-20</text:p>
          </table:table-cell>
          <table:table-cell office:value-type="float" office:value="64" calcext:value-type="float">
            <text:p>64</text:p>
          </table:table-cell>
          <table:table-cell table:formula="of:=[.D65]-[.D64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bo Turtle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10-21" calcext:value-type="date">
            <text:p>2018-10-21</text:p>
          </table:table-cell>
          <table:table-cell office:value-type="float" office:value="65" calcext:value-type="float">
            <text:p>65</text:p>
          </table:table-cell>
          <table:table-cell table:formula="of:=[.D66]-[.D6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al of Honor Infilt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8-10-26" calcext:value-type="date">
            <text:p>2018-10-26</text:p>
          </table:table-cell>
          <table:table-cell office:value-type="float" office:value="66" calcext:value-type="float">
            <text:p>66</text:p>
          </table:table-cell>
          <table:table-cell table:formula="of:=[.D67]-[.D6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ms World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18-10-26" calcext:value-type="date">
            <text:p>2018-10-26</text:p>
          </table:table-cell>
          <table:table-cell office:value-type="float" office:value="67" calcext:value-type="float">
            <text:p>67</text:p>
          </table:table-cell>
          <table:table-cell table:formula="of:=[.D68]-[.D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 NES Series: Zelda II: The Adventure of Li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0-28" calcext:value-type="date">
            <text:p>2018-10-28</text:p>
          </table:table-cell>
          <table:table-cell office:value-type="float" office:value="68" calcext:value-type="float">
            <text:p>68</text:p>
          </table:table-cell>
          <table:table-cell table:formula="of:=[.D69]-[.D6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mberman Max 2: Red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0-28" calcext:value-type="date">
            <text:p>2018-10-28</text:p>
          </table:table-cell>
          <table:table-cell office:value-type="float" office:value="69" calcext:value-type="float">
            <text:p>69</text:p>
          </table:table-cell>
          <table:table-cell table:formula="of:=[.D70]-[.D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i Anniversary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8-10-28" calcext:value-type="date">
            <text:p>2018-10-28</text:p>
          </table:table-cell>
          <table:table-cell office:value-type="float" office:value="70" calcext:value-type="float">
            <text:p>70</text:p>
          </table:table-cell>
          <table:table-cell table:formula="of:=[.D71]-[.D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-Man Col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18-10-28" calcext:value-type="date">
            <text:p>2018-10-28</text:p>
          </table:table-cell>
          <table:table-cell office:value-type="float" office:value="71" calcext:value-type="float">
            <text:p>71</text:p>
          </table:table-cell>
          <table:table-cell table:formula="of:=[.D72]-[.D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 Pi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8-11-04" calcext:value-type="date">
            <text:p>2018-11-04</text:p>
          </table:table-cell>
          <table:table-cell office:value-type="float" office:value="72" calcext:value-type="float">
            <text:p>72</text:p>
          </table:table-cell>
          <table:table-cell table:formula="of:=[.D73]-[.D7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kido Advance: Kintaro's Reve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8-11-10" calcext:value-type="date">
            <text:p>2018-11-10</text:p>
          </table:table-cell>
          <table:table-cell office:value-type="float" office:value="73" calcext:value-type="float">
            <text:p>73</text:p>
          </table:table-cell>
          <table:table-cell table:formula="of:=[.D74]-[.D7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co Muse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18-11-10" calcext:value-type="date">
            <text:p>2018-11-10</text:p>
          </table:table-cell>
          <table:table-cell office:value-type="float" office:value="74" calcext:value-type="float">
            <text:p>74</text:p>
          </table:table-cell>
          <table:table-cell table:formula="of:=[.D75]-[.D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 Hoffman's Pro BM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1-10" calcext:value-type="date">
            <text:p>2018-11-10</text:p>
          </table:table-cell>
          <table:table-cell office:value-type="float" office:value="75" calcext:value-type="float">
            <text:p>75</text:p>
          </table:table-cell>
          <table:table-cell table:formula="of:=[.D76]-[.D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nce of Persia: The Sands of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8-12-02" calcext:value-type="date">
            <text:p>2018-12-02</text:p>
          </table:table-cell>
          <table:table-cell office:value-type="float" office:value="76" calcext:value-type="float">
            <text:p>76</text:p>
          </table:table-cell>
          <table:table-cell table:formula="of:=[.D77]-[.D7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Fantasy IV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77" calcext:value-type="float">
            <text:p>77</text:p>
          </table:table-cell>
          <table:table-cell table:formula="of:=[.D78]-[.D77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man King: Master of Spirits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11" calcext:value-type="date">
            <text:p>2019-01-11</text:p>
          </table:table-cell>
          <table:table-cell office:value-type="float" office:value="78" calcext:value-type="float">
            <text:p>78</text:p>
          </table:table-cell>
          <table:table-cell table:formula="of:=[.D79]-[.D7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emon FireRed 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1-12" calcext:value-type="date">
            <text:p>2019-01-12</text:p>
          </table:table-cell>
          <table:table-cell office:value-type="float" office:value="79" calcext:value-type="float">
            <text:p>79</text:p>
          </table:table-cell>
          <table:table-cell table:formula="of:=[.D80]-[.D7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d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1-12" calcext:value-type="date">
            <text:p>2019-01-12</text:p>
          </table:table-cell>
          <table:table-cell office:value-type="float" office:value="80" calcext:value-type="float">
            <text:p>80</text:p>
          </table:table-cell>
          <table:table-cell table:formula="of:=[.D81]-[.D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er Rancher Advanc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1" calcext:value-type="float">
            <text:p>81</text:p>
          </table:table-cell>
          <table:table-cell table:formula="of:=[.D82]-[.D8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tua 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2" calcext:value-type="float">
            <text:p>82</text:p>
          </table:table-cell>
          <table:table-cell table:formula="of:=[.D83]-[.D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King of Fighters EX2: Howling Bl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3" calcext:value-type="float">
            <text:p>83</text:p>
          </table:table-cell>
          <table:table-cell table:formula="of:=[.D84]-[.D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io Land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4" calcext:value-type="float">
            <text:p>84</text:p>
          </table:table-cell>
          <table:table-cell table:formula="of:=[.D85]-[.D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key Kong Coun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5" calcext:value-type="float">
            <text:p>85</text:p>
          </table:table-cell>
          <table:table-cell table:formula="of:=[.D86]-[.D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-Gi-Oh! Worldwide Edition: Stairway to the Destined D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86" calcext:value-type="float">
            <text:p>86</text:p>
          </table:table-cell>
          <table:table-cell table:formula="of:=[.D87]-[.D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sh Nitro K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14" calcext:value-type="date">
            <text:p>2019-01-14</text:p>
          </table:table-cell>
          <table:table-cell office:value-type="float" office:value="87" calcext:value-type="float">
            <text:p>87</text:p>
          </table:table-cell>
          <table:table-cell table:formula="of:=[.D88]-[.D8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Zer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16" calcext:value-type="date">
            <text:p>2019-01-16</text:p>
          </table:table-cell>
          <table:table-cell office:value-type="float" office:value="88" calcext:value-type="float">
            <text:p>88</text:p>
          </table:table-cell>
          <table:table-cell table:formula="of:=[.D89]-[.D8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sh Bandicoot 2: N-Tranc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18" calcext:value-type="date">
            <text:p>2019-01-18</text:p>
          </table:table-cell>
          <table:table-cell office:value-type="float" office:value="89" calcext:value-type="float">
            <text:p>89</text:p>
          </table:table-cell>
          <table:table-cell table:formula="of:=[.D90]-[.D8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Robot Taisen: Original Gen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1-19" calcext:value-type="date">
            <text:p>2019-01-19</text:p>
          </table:table-cell>
          <table:table-cell office:value-type="float" office:value="90" calcext:value-type="float">
            <text:p>90</text:p>
          </table:table-cell>
          <table:table-cell table:formula="of:=[.D91]-[.D9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yro: Attack of the Rhyno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1-20" calcext:value-type="date">
            <text:p>2019-01-20</text:p>
          </table:table-cell>
          <table:table-cell office:value-type="float" office:value="91" calcext:value-type="float">
            <text:p>91</text:p>
          </table:table-cell>
          <table:table-cell table:formula="of:=[.D92]-[.D9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ision Ant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19-01-20" calcext:value-type="date">
            <text:p>2019-01-20</text:p>
          </table:table-cell>
          <table:table-cell office:value-type="float" office:value="92" calcext:value-type="float">
            <text:p>92</text:p>
          </table:table-cell>
          <table:table-cell table:formula="of:=[.D93]-[.D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rryBoy and the Bad 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1-22" calcext:value-type="date">
            <text:p>2019-01-22</text:p>
          </table:table-cell>
          <table:table-cell office:value-type="float" office:value="93" calcext:value-type="float">
            <text:p>93</text:p>
          </table:table-cell>
          <table:table-cell table:formula="of:=[.D94]-[.D9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cing Gears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1-22" calcext:value-type="date">
            <text:p>2019-01-22</text:p>
          </table:table-cell>
          <table:table-cell office:value-type="float" office:value="94" calcext:value-type="float">
            <text:p>94</text:p>
          </table:table-cell>
          <table:table-cell table:formula="of:=[.D95]-[.D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levania: Harmony of Disson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5" calcext:value-type="float">
            <text:p>95</text:p>
          </table:table-cell>
          <table:table-cell table:formula="of:=[.D96]-[.D9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2: Wolverine's Reve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2-02" calcext:value-type="date">
            <text:p>2019-02-02</text:p>
          </table:table-cell>
          <table:table-cell office:value-type="float" office:value="96" calcext:value-type="float">
            <text:p>96</text:p>
          </table:table-cell>
          <table:table-cell table:formula="of:=[.D97]-[.D9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belstar: Tactical Comm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2-06" calcext:value-type="date">
            <text:p>2019-02-06</text:p>
          </table:table-cell>
          <table:table-cell office:value-type="float" office:value="97" calcext:value-type="float">
            <text:p>97</text:p>
          </table:table-cell>
          <table:table-cell table:formula="of:=[.D98]-[.D9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ppet Pinball Mayh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2-06" calcext:value-type="date">
            <text:p>2019-02-06</text:p>
          </table:table-cell>
          <table:table-cell office:value-type="float" office:value="98" calcext:value-type="float">
            <text:p>98</text:p>
          </table:table-cell>
          <table:table-cell table:formula="of:=[.D99]-[.D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mon Night: Swordcraft S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99" calcext:value-type="float">
            <text:p>99</text:p>
          </table:table-cell>
          <table:table-cell table:formula="of:=[.D100]-[.D9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Mario Advance 4: Super Mario Bros.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2-15" calcext:value-type="date">
            <text:p>2019-02-15</text:p>
          </table:table-cell>
          <table:table-cell office:value-type="float" office:value="100" calcext:value-type="float">
            <text:p>100</text:p>
          </table:table-cell>
          <table:table-cell table:formula="of:=[.D101]-[.D10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T Special Forces 2: Back in the Tren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2-20" calcext:value-type="date">
            <text:p>2019-02-20</text:p>
          </table:table-cell>
          <table:table-cell office:value-type="float" office:value="101" calcext:value-type="float">
            <text:p>101</text:p>
          </table:table-cell>
          <table:table-cell table:formula="of:=[.D102]-[.D10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la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3-10" calcext:value-type="date">
            <text:p>2019-03-10</text:p>
          </table:table-cell>
          <table:table-cell office:value-type="float" office:value="102" calcext:value-type="float">
            <text:p>102</text:p>
          </table:table-cell>
          <table:table-cell table:formula="of:=[.D103]-[.D102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3-10" calcext:value-type="date">
            <text:p>2019-03-10</text:p>
          </table:table-cell>
          <table:table-cell office:value-type="float" office:value="103" calcext:value-type="float">
            <text:p>103</text:p>
          </table:table-cell>
          <table:table-cell table:formula="of:=[.D104]-[.D1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Z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4-10" calcext:value-type="date">
            <text:p>2019-04-10</text:p>
          </table:table-cell>
          <table:table-cell office:value-type="float" office:value="104" calcext:value-type="float">
            <text:p>104</text:p>
          </table:table-cell>
          <table:table-cell table:formula="of:=[.D105]-[.D1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4-10" calcext:value-type="date">
            <text:p>2019-04-10</text:p>
          </table:table-cell>
          <table:table-cell office:value-type="float" office:value="105" calcext:value-type="float">
            <text:p>105</text:p>
          </table:table-cell>
          <table:table-cell table:formula="of:=[.D106]-[.D1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e Emblem: The Sacred St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5-07" calcext:value-type="date">
            <text:p>2019-05-07</text:p>
          </table:table-cell>
          <table:table-cell office:value-type="float" office:value="106" calcext:value-type="float">
            <text:p>106</text:p>
          </table:table-cell>
          <table:table-cell table:formula="of:=[.D107]-[.D106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key Kong Country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5-10" calcext:value-type="date">
            <text:p>2019-05-10</text:p>
          </table:table-cell>
          <table:table-cell office:value-type="float" office:value="107" calcext:value-type="float">
            <text:p>107</text:p>
          </table:table-cell>
          <table:table-cell table:formula="of:=[.D108]-[.D10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a Advance: The Alien Wars 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5-11" calcext:value-type="date">
            <text:p>2019-05-11</text:p>
          </table:table-cell>
          <table:table-cell office:value-type="float" office:value="108" calcext:value-type="float">
            <text:p>108</text:p>
          </table:table-cell>
          <table:table-cell table:formula="of:=[.D109]-[.D10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tal Kombat: Tournament Ed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5-11" calcext:value-type="date">
            <text:p>2019-05-11</text:p>
          </table:table-cell>
          <table:table-cell office:value-type="float" office:value="109" calcext:value-type="float">
            <text:p>109</text:p>
          </table:table-cell>
          <table:table-cell table:formula="of:=[.D110]-[.D1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Fantasy Tactics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5-18" calcext:value-type="date">
            <text:p>2019-05-18</text:p>
          </table:table-cell>
          <table:table-cell office:value-type="float" office:value="110" calcext:value-type="float">
            <text:p>110</text:p>
          </table:table-cell>
          <table:table-cell table:formula="of:=[.D111]-[.D11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ret Agent Barbie: Royal Jewels 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9-05-18" calcext:value-type="date">
            <text:p>2019-05-18</text:p>
          </table:table-cell>
          <table:table-cell office:value-type="float" office:value="111" calcext:value-type="float">
            <text:p>111</text:p>
          </table:table-cell>
          <table:table-cell table:formula="of:=[.D112]-[.D1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gressive In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5-18" calcext:value-type="date">
            <text:p>2019-05-18</text:p>
          </table:table-cell>
          <table:table-cell office:value-type="float" office:value="112" calcext:value-type="float">
            <text:p>112</text:p>
          </table:table-cell>
          <table:table-cell table:formula="of:=[.D113]-[.D1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ami Krazy Rac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5-18" calcext:value-type="date">
            <text:p>2019-05-18</text:p>
          </table:table-cell>
          <table:table-cell office:value-type="float" office:value="113" calcext:value-type="float">
            <text:p>113</text:p>
          </table:table-cell>
          <table:table-cell table:formula="of:=[.D114]-[.D1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jo-Kazooie: Grunty's Reve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5-21" calcext:value-type="date">
            <text:p>2019-05-21</text:p>
          </table:table-cell>
          <table:table-cell office:value-type="float" office:value="114" calcext:value-type="float">
            <text:p>114</text:p>
          </table:table-cell>
          <table:table-cell table:formula="of:=[.D115]-[.D11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emon Pinball: Ruby &amp; Sapp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5-21" calcext:value-type="date">
            <text:p>2019-05-21</text:p>
          </table:table-cell>
          <table:table-cell office:value-type="float" office:value="115" calcext:value-type="float">
            <text:p>115</text:p>
          </table:table-cell>
          <table:table-cell table:formula="of:=[.D116]-[.D1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nt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5-24" calcext:value-type="date">
            <text:p>2019-05-24</text:p>
          </table:table-cell>
          <table:table-cell office:value-type="float" office:value="116" calcext:value-type="float">
            <text:p>116</text:p>
          </table:table-cell>
          <table:table-cell table:formula="of:=[.D117]-[.D116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 C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5-24" calcext:value-type="date">
            <text:p>2019-05-24</text:p>
          </table:table-cell>
          <table:table-cell office:value-type="float" office:value="117" calcext:value-type="float">
            <text:p>117</text:p>
          </table:table-cell>
          <table:table-cell table:formula="of:=[.D118]-[.D1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ioWare: Twisted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19-05-25" calcext:value-type="date">
            <text:p>2019-05-25</text:p>
          </table:table-cell>
          <table:table-cell office:value-type="float" office:value="118" calcext:value-type="float">
            <text:p>118</text:p>
          </table:table-cell>
          <table:table-cell table:formula="of:=[.D119]-[.D11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Zero: Maximum Velo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5-25" calcext:value-type="date">
            <text:p>2019-05-25</text:p>
          </table:table-cell>
          <table:table-cell office:value-type="float" office:value="119" calcext:value-type="float">
            <text:p>119</text:p>
          </table:table-cell>
          <table:table-cell table:formula="of:=[.D120]-[.D1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rek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05-26" calcext:value-type="date">
            <text:p>2019-05-26</text:p>
          </table:table-cell>
          <table:table-cell office:value-type="float" office:value="120" calcext:value-type="float">
            <text:p>120</text:p>
          </table:table-cell>
          <table:table-cell table:formula="of:=[.D121]-[.D12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ning Force: Resurrection of the Dark D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06-13" calcext:value-type="date">
            <text:p>2019-06-13</text:p>
          </table:table-cell>
          <table:table-cell office:value-type="float" office:value="121" calcext:value-type="float">
            <text:p>121</text:p>
          </table:table-cell>
          <table:table-cell table:formula="of:=[.D122]-[.D121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ntasy Star Col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6-13" calcext:value-type="date">
            <text:p>2019-06-13</text:p>
          </table:table-cell>
          <table:table-cell office:value-type="float" office:value="122" calcext:value-type="float">
            <text:p>122</text:p>
          </table:table-cell>
          <table:table-cell table:formula="of:=[.D123]-[.D1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 Wars Episode III: Revenge of the S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06-15" calcext:value-type="date">
            <text:p>2019-06-15</text:p>
          </table:table-cell>
          <table:table-cell office:value-type="float" office:value="123" calcext:value-type="float">
            <text:p>123</text:p>
          </table:table-cell>
          <table:table-cell table:formula="of:=[.D124]-[.D12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page Puzzle 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6-16" calcext:value-type="date">
            <text:p>2019-06-16</text:p>
          </table:table-cell>
          <table:table-cell office:value-type="float" office:value="124" calcext:value-type="float">
            <text:p>124</text:p>
          </table:table-cell>
          <table:table-cell table:formula="of:=[.D125]-[.D12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Pay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6-16" calcext:value-type="date">
            <text:p>2019-06-16</text:p>
          </table:table-cell>
          <table:table-cell office:value-type="float" office:value="125" calcext:value-type="float">
            <text:p>125</text:p>
          </table:table-cell>
          <table:table-cell table:formula="of:=[.D126]-[.D1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o Golf: Advance T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9-06-22" calcext:value-type="date">
            <text:p>2019-06-22</text:p>
          </table:table-cell>
          <table:table-cell office:value-type="float" office:value="126" calcext:value-type="float">
            <text:p>126</text:p>
          </table:table-cell>
          <table:table-cell table:formula="of:=[.D127]-[.D12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Lilo &amp; St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6-26" calcext:value-type="date">
            <text:p>2019-06-26</text:p>
          </table:table-cell>
          <table:table-cell office:value-type="float" office:value="127" calcext:value-type="float">
            <text:p>127</text:p>
          </table:table-cell>
          <table:table-cell table:formula="of:=[.D128]-[.D12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 Hoffman's Pro BMX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06-26" calcext:value-type="date">
            <text:p>2019-06-26</text:p>
          </table:table-cell>
          <table:table-cell office:value-type="float" office:value="128" calcext:value-type="float">
            <text:p>128</text:p>
          </table:table-cell>
          <table:table-cell table:formula="of:=[.D129]-[.D1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 Su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19-10-07" calcext:value-type="date">
            <text:p>2019-10-07</text:p>
          </table:table-cell>
          <table:table-cell office:value-type="float" office:value="129" calcext:value-type="float">
            <text:p>129</text:p>
          </table:table-cell>
          <table:table-cell table:formula="of:=[.D130]-[.D129]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 / Skip-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19-10-07" calcext:value-type="date">
            <text:p>2019-10-07</text:p>
          </table:table-cell>
          <table:table-cell office:value-type="float" office:value="130" calcext:value-type="float">
            <text:p>130</text:p>
          </table:table-cell>
          <table:table-cell table:formula="of:=[.D131]-[.D1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Chicken Lit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10-07" calcext:value-type="date">
            <text:p>2019-10-07</text:p>
          </table:table-cell>
          <table:table-cell office:value-type="float" office:value="131" calcext:value-type="float">
            <text:p>131</text:p>
          </table:table-cell>
          <table:table-cell table:formula="of:=[.D132]-[.D1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 NES Series: Super Mario Bro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32" calcext:value-type="float">
            <text:p>132</text:p>
          </table:table-cell>
          <table:table-cell table:formula="of:=[.D133]-[.D13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ke Nukem Adv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10-09" calcext:value-type="date">
            <text:p>2019-10-09</text:p>
          </table:table-cell>
          <table:table-cell office:value-type="float" office:value="133" calcext:value-type="float">
            <text:p>133</text:p>
          </table:table-cell>
          <table:table-cell table:formula="of:=[.D134]-[.D13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kToons Rac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19-10-10" calcext:value-type="date">
            <text:p>2019-10-10</text:p>
          </table:table-cell>
          <table:table-cell office:value-type="float" office:value="134" calcext:value-type="float">
            <text:p>134</text:p>
          </table:table-cell>
          <table:table-cell table:formula="of:=[.D135]-[.D1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 Hi Puffy AmiYumi: Kaznapped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10-12" calcext:value-type="date">
            <text:p>2019-10-12</text:p>
          </table:table-cell>
          <table:table-cell office:value-type="float" office:value="135" calcext:value-type="float">
            <text:p>135</text:p>
          </table:table-cell>
          <table:table-cell table:formula="of:=[.D136]-[.D13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dur's Gate: Dark Alli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10-19" calcext:value-type="date">
            <text:p>2019-10-19</text:p>
          </table:table-cell>
          <table:table-cell office:value-type="float" office:value="136" calcext:value-type="float">
            <text:p>136</text:p>
          </table:table-cell>
          <table:table-cell table:formula="of:=[.D137]-[.D13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 the Tasmanian Tiger 3: Night of the Quink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9-10-26" calcext:value-type="date">
            <text:p>2019-10-26</text:p>
          </table:table-cell>
          <table:table-cell office:value-type="float" office:value="137" calcext:value-type="float">
            <text:p>137</text:p>
          </table:table-cell>
          <table:table-cell table:formula="of:=[.D138]-[.D13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gger's Adventures 2: The Lost W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38" calcext:value-type="float">
            <text:p>138</text:p>
          </table:table-cell>
          <table:table-cell table:formula="of:=[.D139]-[.D13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rthworm J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139" calcext:value-type="float">
            <text:p>139</text:p>
          </table:table-cell>
          <table:table-cell table:formula="of:=[.D140]-[.D13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ks vs. Se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40" calcext:value-type="float">
            <text:p>140</text:p>
          </table:table-cell>
          <table:table-cell table:formula="of:=[.D141]-[.D14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k and the Power of Juj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19-11-10" calcext:value-type="date">
            <text:p>2019-11-10</text:p>
          </table:table-cell>
          <table:table-cell office:value-type="float" office:value="141" calcext:value-type="float">
            <text:p>141</text:p>
          </table:table-cell>
          <table:table-cell table:formula="of:=[.D142]-[.D14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 Ball Z: Supersonic 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19-11-10" calcext:value-type="date">
            <text:p>2019-11-10</text:p>
          </table:table-cell>
          <table:table-cell office:value-type="float" office:value="142" calcext:value-type="float">
            <text:p>142</text:p>
          </table:table-cell>
          <table:table-cell table:formula="of:=[.D143]-[.D1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Kim Possible 2: Drakken's Dem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43" calcext:value-type="float">
            <text:p>143</text:p>
          </table:table-cell>
          <table:table-cell table:formula="of:=[.D144]-[.D1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key Kong Country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44" calcext:value-type="float">
            <text:p>144</text:p>
          </table:table-cell>
          <table:table-cell table:formula="of:=[.D145]-[.D144]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ken Sword: The Shadow of the Temp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45" calcext:value-type="float">
            <text:p>145</text:p>
          </table:table-cell>
          <table:table-cell table:formula="of:=[.D146]-[.D14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 NES Series: Castlev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46" calcext:value-type="float">
            <text:p>146</text:p>
          </table:table-cell>
          <table:table-cell table:formula="of:=[.D147]-[.D1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Robot Taisen: Original Generation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47" calcext:value-type="float">
            <text:p>147</text:p>
          </table:table-cell>
          <table:table-cell table:formula="of:=[.D148]-[.D1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Chu Rocke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48" calcext:value-type="float">
            <text:p>148</text:p>
          </table:table-cell>
          <table:table-cell table:formula="of:=[.D149]-[.D1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ngeBob SquarePants: Revenge of the Flying Dutch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49" calcext:value-type="float">
            <text:p>149</text:p>
          </table:table-cell>
          <table:table-cell table:formula="of:=[.D150]-[.D14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 Clancy's Rainbow Six: Rogue Sp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0" calcext:value-type="float">
            <text:p>150</text:p>
          </table:table-cell>
          <table:table-cell table:formula="of:=[.D151]-[.D1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 Clancy's Splinter C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51" calcext:value-type="float">
            <text:p>151</text:p>
          </table:table-cell>
          <table:table-cell table:formula="of:=[.D152]-[.D15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 W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2" calcext:value-type="float">
            <text:p>152</text:p>
          </table:table-cell>
          <table:table-cell table:formula="of:=[.D153]-[.D15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ro the Acro-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3" calcext:value-type="float">
            <text:p>153</text:p>
          </table:table-cell>
          <table:table-cell table:formula="of:=[.D154]-[.D1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bre Wu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54" calcext:value-type="float">
            <text:p>154</text:p>
          </table:table-cell>
          <table:table-cell table:formula="of:=[.D155]-[.D15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g Commander: Prophe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55" calcext:value-type="float">
            <text:p>155</text:p>
          </table:table-cell>
          <table:table-cell table:formula="of:=[.D156]-[.D15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" calcext:value-type="float">
            <text:p>156</text:p>
          </table:table-cell>
          <table:table-cell table:formula="of:=[.D157]-[.D15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ath of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57" calcext:value-type="float">
            <text:p>157</text:p>
          </table:table-cell>
          <table:table-cell table:formula="of:=[.D158]-[.D157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's Mr. P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58" calcext:value-type="float">
            <text:p>158</text:p>
          </table:table-cell>
          <table:table-cell table:formula="of:=[.D159]-[.D1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ad Rash: Jailb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59" calcext:value-type="float">
            <text:p>159</text:p>
          </table:table-cell>
          <table:table-cell table:formula="of:=[.D160]-[.D1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vest Moon: More Friends of Mineral 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0" calcext:value-type="float">
            <text:p>160</text:p>
          </table:table-cell>
          <table:table-cell table:formula="of:=[.D161]-[.D16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ost Vi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1" calcext:value-type="float">
            <text:p>161</text:p>
          </table:table-cell>
          <table:table-cell table:formula="of:=[.D162]-[.D16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levania Double P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2" calcext:value-type="float">
            <text:p>162</text:p>
          </table:table-cell>
          <table:table-cell table:formula="of:=[.D163]-[.D16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ja Five-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3" calcext:value-type="float">
            <text:p>163</text:p>
          </table:table-cell>
          <table:table-cell table:formula="of:=[.D164]-[.D16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egend of Zelda: A Link to the P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164" calcext:value-type="float">
            <text:p>164</text:p>
          </table:table-cell>
          <table:table-cell table:formula="of:=[.D165]-[.D164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dy: A Day in Toy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-complete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165" calcext:value-type="float">
            <text:p>165</text:p>
          </table:table-cell>
          <table:table-cell table:formula="of:=[.D166]-[.D1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 'N Roll Rac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166" calcext:value-type="float">
            <text:p>166</text:p>
          </table:table-cell>
          <table:table-cell table:formula="of:=[.D167]-[.D1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naaj Ra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7-29" calcext:value-type="date">
            <text:p>2020-07-29</text:p>
          </table:table-cell>
          <table:table-cell office:value-type="float" office:value="167" calcext:value-type="float">
            <text:p>167</text:p>
          </table:table-cell>
          <table:table-cell table:formula="of:=[.D168]-[.D16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y 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168" calcext:value-type="float">
            <text:p>168</text:p>
          </table:table-cell>
          <table:table-cell table:formula="of:=[.D169]-[.D16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tal Kombat: Deadly All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69" calcext:value-type="float">
            <text:p>169</text:p>
          </table:table-cell>
          <table:table-cell table:formula="of:=[.D170]-[.D16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kken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70" calcext:value-type="float">
            <text:p>170</text:p>
          </table:table-cell>
          <table:table-cell table:formula="of:=[.D171]-[.D1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y Hawk's Undergroun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171" calcext:value-type="float">
            <text:p>171</text:p>
          </table:table-cell>
          <table:table-cell table:formula="of:=[.D172]-[.D17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Fight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172" calcext:value-type="float">
            <text:p>172</text:p>
          </table:table-cell>
          <table:table-cell table:formula="of:=[.D173]-[.D1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ce Lee: Return of the Leg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0-08-05" calcext:value-type="date">
            <text:p>2020-08-05</text:p>
          </table:table-cell>
          <table:table-cell office:value-type="float" office:value="173" calcext:value-type="float">
            <text:p>173</text:p>
          </table:table-cell>
          <table:table-cell table:formula="of:=[.D174]-[.D17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yro 2: Season of Fl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0-08-22" calcext:value-type="date">
            <text:p>2020-08-22</text:p>
          </table:table-cell>
          <table:table-cell office:value-type="float" office:value="174" calcext:value-type="float">
            <text:p>174</text:p>
          </table:table-cell>
          <table:table-cell table:formula="of:=[.D175]-[.D174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. Mario / Puzzle Lea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0-08-22" calcext:value-type="date">
            <text:p>2020-08-22</text:p>
          </table:table-cell>
          <table:table-cell office:value-type="float" office:value="175" calcext:value-type="float">
            <text:p>175</text:p>
          </table:table-cell>
          <table:table-cell table:formula="of:=[.D176]-[.D1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ic Pinball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-complete</text:p>
          </table:table-cell>
          <table:table-cell office:value-type="date" office:date-value="2020-08-22" calcext:value-type="date">
            <text:p>2020-08-22</text:p>
          </table:table-cell>
          <table:table-cell office:value-type="float" office:value="176" calcext:value-type="float">
            <text:p>176</text:p>
          </table:table-cell>
          <table:table-cell table:formula="of:=[.D177]-[.D1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m Smas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08-22" calcext:value-type="date">
            <text:p>2020-08-22</text:p>
          </table:table-cell>
          <table:table-cell office:value-type="float" office:value="177" calcext:value-type="float">
            <text:p>177</text:p>
          </table:table-cell>
          <table:table-cell table:formula="of:=[.D178]-[.D1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levania: Circle of the M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12-18" calcext:value-type="date">
            <text:p>2020-12-18</text:p>
          </table:table-cell>
          <table:table-cell office:value-type="float" office:value="178" calcext:value-type="float">
            <text:p>178</text:p>
          </table:table-cell>
          <table:table-cell table:formula="of:=[.D179]-[.D178]"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yman Adv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20-12-28" calcext:value-type="date">
            <text:p>2020-12-28</text:p>
          </table:table-cell>
          <table:table-cell office:value-type="float" office:value="179" calcext:value-type="float">
            <text:p>179</text:p>
          </table:table-cell>
          <table:table-cell table:formula="of:=[.D180]-[.D17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roid Fu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0-12-30" calcext:value-type="date">
            <text:p>2020-12-30</text:p>
          </table:table-cell>
          <table:table-cell office:value-type="float" office:value="180" calcext:value-type="float">
            <text:p>180</text:p>
          </table:table-cell>
          <table:table-cell table:formula="of:=[.D181]-[.D18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ath of Fir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12-30" calcext:value-type="date">
            <text:p>2020-12-30</text:p>
          </table:table-cell>
          <table:table-cell office:value-type="float" office:value="181" calcext:value-type="float">
            <text:p>181</text:p>
          </table:table-cell>
          <table:table-cell table:formula="of:=[.D182]-[.D1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 Grind 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0-12-30" calcext:value-type="date">
            <text:p>2020-12-30</text:p>
          </table:table-cell>
          <table:table-cell office:value-type="float" office:value="182" calcext:value-type="float">
            <text:p>182</text:p>
          </table:table-cell>
          <table:table-cell table:formula="of:=[.D183]-[.D1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by: Nightmare in Dream 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1-01-02" calcext:value-type="date">
            <text:p>2021-01-02</text:p>
          </table:table-cell>
          <table:table-cell office:value-type="float" office:value="183" calcext:value-type="float">
            <text:p>183</text:p>
          </table:table-cell>
          <table:table-cell table:formula="of:=[.D184]-[.D18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y-Kate and Ashley: Girls Night 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1-01-02" calcext:value-type="date">
            <text:p>2021-01-02</text:p>
          </table:table-cell>
          <table:table-cell office:value-type="float" office:value="184" calcext:value-type="float">
            <text:p>184</text:p>
          </table:table-cell>
          <table:table-cell table:formula="of:=[.D185]-[.D1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by &amp; the Amazing Mi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1-01-07" calcext:value-type="date">
            <text:p>2021-01-07</text:p>
          </table:table-cell>
          <table:table-cell office:value-type="float" office:value="185" calcext:value-type="float">
            <text:p>185</text:p>
          </table:table-cell>
          <table:table-cell table:formula="of:=[.D186]-[.D18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ning Soul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21-01-11" calcext:value-type="date">
            <text:p>2021-01-11</text:p>
          </table:table-cell>
          <table:table-cell office:value-type="float" office:value="186" calcext:value-type="float">
            <text:p>186</text:p>
          </table:table-cell>
          <table:table-cell table:formula="of:=[.D187]-[.D18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mony Snicket's A Series of Unfortunate Ev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1-01-15" calcext:value-type="date">
            <text:p>2021-01-15</text:p>
          </table:table-cell>
          <table:table-cell office:value-type="float" office:value="187" calcext:value-type="float">
            <text:p>187</text:p>
          </table:table-cell>
          <table:table-cell table:formula="of:=[.D188]-[.D18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ve Mirra Freestyle BMX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1-01-15" calcext:value-type="date">
            <text:p>2021-01-15</text:p>
          </table:table-cell>
          <table:table-cell office:value-type="float" office:value="188" calcext:value-type="float">
            <text:p>188</text:p>
          </table:table-cell>
          <table:table-cell table:formula="of:=[.D189]-[.D1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ve Mirra Freestyle BM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1-01-15" calcext:value-type="date">
            <text:p>2021-01-15</text:p>
          </table:table-cell>
          <table:table-cell office:value-type="float" office:value="189" calcext:value-type="float">
            <text:p>189</text:p>
          </table:table-cell>
          <table:table-cell table:formula="of:=[.D190]-[.D1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mon Night: Swordcraft Story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1-02-02" calcext:value-type="date">
            <text:p>2021-02-02</text:p>
          </table:table-cell>
          <table:table-cell office:value-type="float" office:value="190" calcext:value-type="float">
            <text:p>190</text:p>
          </table:table-cell>
          <table:table-cell table:formula="of:=[.D191]-[.D190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a Arcade Ga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1-02-02" calcext:value-type="date">
            <text:p>2021-02-02</text:p>
          </table:table-cell>
          <table:table-cell office:value-type="float" office:value="191" calcext:value-type="float">
            <text:p>191</text:p>
          </table:table-cell>
          <table:table-cell table:formula="of:=[.D192]-[.D1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sh Bandicoot: The Huge Adven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192" calcext:value-type="float">
            <text:p>192</text:p>
          </table:table-cell>
          <table:table-cell table:formula="of:=[.D193]-[.D192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Mario World: Super Mario Advanc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1-02-07" calcext:value-type="date">
            <text:p>2021-02-07</text:p>
          </table:table-cell>
          <table:table-cell office:value-type="float" office:value="193" calcext:value-type="float">
            <text:p>193</text:p>
          </table:table-cell>
          <table:table-cell table:formula="of:=[.D194]-[.D19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ry Potter and the Chamber of Secr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1-02-12" calcext:value-type="date">
            <text:p>2021-02-12</text:p>
          </table:table-cell>
          <table:table-cell office:value-type="float" office:value="194" calcext:value-type="float">
            <text:p>194</text:p>
          </table:table-cell>
          <table:table-cell table:formula="of:=[.D195]-[.D19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Battle Netw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1-03-20" calcext:value-type="date">
            <text:p>2021-03-20</text:p>
          </table:table-cell>
          <table:table-cell office:value-type="float" office:value="195" calcext:value-type="float">
            <text:p>195</text:p>
          </table:table-cell>
          <table:table-cell table:formula="of:=[.D196]-[.D195]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1-03-21" calcext:value-type="date">
            <text:p>2021-03-21</text:p>
          </table:table-cell>
          <table:table-cell office:value-type="float" office:value="196" calcext:value-type="float">
            <text:p>196</text:p>
          </table:table-cell>
          <table:table-cell table:formula="of:=[.D197]-[.D19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emon Emerald 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1-07-16" calcext:value-type="date">
            <text:p>2021-07-16</text:p>
          </table:table-cell>
          <table:table-cell office:value-type="float" office:value="197" calcext:value-type="float">
            <text:p>197</text:p>
          </table:table-cell>
          <table:table-cell table:formula="of:=[.D198]-[.D197]"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Dodge Ball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1-07-16" calcext:value-type="date">
            <text:p>2021-07-16</text:p>
          </table:table-cell>
          <table:table-cell office:value-type="float" office:value="198" calcext:value-type="float">
            <text:p>198</text:p>
          </table:table-cell>
          <table:table-cell table:formula="of:=[.D199]-[.D1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 Sun: The Lost 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199" calcext:value-type="float">
            <text:p>199</text:p>
          </table:table-cell>
          <table:table-cell table:formula="of:=[.D200]-[.D199]"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dius Galax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200" calcext:value-type="float">
            <text:p>200</text:p>
          </table:table-cell>
          <table:table-cell table:formula="of:=[.D201]-[.D2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N Final Round Golf 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201" calcext:value-type="float">
            <text:p>201</text:p>
          </table:table-cell>
          <table:table-cell table:formula="of:=[.D202]-[.D2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Battle Network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3-17" calcext:value-type="date">
            <text:p>2022-03-17</text:p>
          </table:table-cell>
          <table:table-cell office:value-type="float" office:value="202" calcext:value-type="float">
            <text:p>202</text:p>
          </table:table-cell>
          <table:table-cell table:formula="of:=[.D203]-[.D202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inball of the D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2-03-17" calcext:value-type="date">
            <text:p>2022-03-17</text:p>
          </table:table-cell>
          <table:table-cell office:value-type="float" office:value="203" calcext:value-type="float">
            <text:p>203</text:p>
          </table:table-cell>
          <table:table-cell table:formula="of:=[.D204]-[.D2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 Potato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2-03-18" calcext:value-type="date">
            <text:p>2022-03-18</text:p>
          </table:table-cell>
          <table:table-cell office:value-type="float" office:value="204" calcext:value-type="float">
            <text:p>204</text:p>
          </table:table-cell>
          <table:table-cell table:formula="of:=[.D205]-[.D20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ender of the Cr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3-18" calcext:value-type="date">
            <text:p>2022-03-18</text:p>
          </table:table-cell>
          <table:table-cell office:value-type="float" office:value="205" calcext:value-type="float">
            <text:p>205</text:p>
          </table:table-cell>
          <table:table-cell table:formula="of:=[.D206]-[.D2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Kim Possible 3: Team Poss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3-21" calcext:value-type="date">
            <text:p>2022-03-21</text:p>
          </table:table-cell>
          <table:table-cell office:value-type="float" office:value="206" calcext:value-type="float">
            <text:p>206</text:p>
          </table:table-cell>
          <table:table-cell table:formula="of:=[.D207]-[.D206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Zer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207" calcext:value-type="float">
            <text:p>207</text:p>
          </table:table-cell>
          <table:table-cell table:formula="of:=[.D208]-[.D20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 Fantasy I &amp; II: Dawn of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4-12" calcext:value-type="date">
            <text:p>2022-04-12</text:p>
          </table:table-cell>
          <table:table-cell office:value-type="float" office:value="208" calcext:value-type="float">
            <text:p>208</text:p>
          </table:table-cell>
          <table:table-cell table:formula="of:=[.D209]-[.D20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imate Muscle: The Kinnikuman Legacy - The Path of the Super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4-12" calcext:value-type="date">
            <text:p>2022-04-12</text:p>
          </table:table-cell>
          <table:table-cell office:value-type="float" office:value="209" calcext:value-type="float">
            <text:p>209</text:p>
          </table:table-cell>
          <table:table-cell table:formula="of:=[.D210]-[.D2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mberman Max 2: Blue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4-13" calcext:value-type="date">
            <text:p>2022-04-13</text:p>
          </table:table-cell>
          <table:table-cell office:value-type="float" office:value="210" calcext:value-type="float">
            <text:p>210</text:p>
          </table:table-cell>
          <table:table-cell table:formula="of:=[.D211]-[.D21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ch Plat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4-15" calcext:value-type="date">
            <text:p>2022-04-15</text:p>
          </table:table-cell>
          <table:table-cell office:value-type="float" office:value="211" calcext:value-type="float">
            <text:p>211</text:p>
          </table:table-cell>
          <table:table-cell table:formula="of:=[.D212]-[.D21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ider-Man: Mysterio's Men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212" calcext:value-type="float">
            <text:p>212</text:p>
          </table:table-cell>
          <table:table-cell table:formula="of:=[.D213]-[.D21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er Truck Mad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213" calcext:value-type="float">
            <text:p>213</text:p>
          </table:table-cell>
          <table:table-cell table:formula="of:=[.D214]-[.D2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ic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22-04-18" calcext:value-type="date">
            <text:p>2022-04-18</text:p>
          </table:table-cell>
          <table:table-cell office:value-type="float" office:value="214" calcext:value-type="float">
            <text:p>214</text:p>
          </table:table-cell>
          <table:table-cell table:formula="of:=[.D215]-[.D21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vest Moon: Friends of Mineral 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4-19" calcext:value-type="date">
            <text:p>2022-04-19</text:p>
          </table:table-cell>
          <table:table-cell office:value-type="float" office:value="215" calcext:value-type="float">
            <text:p>215</text:p>
          </table:table-cell>
          <table:table-cell table:formula="of:=[.D216]-[.D21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Force Delta 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4-19" calcext:value-type="date">
            <text:p>2022-04-19</text:p>
          </table:table-cell>
          <table:table-cell office:value-type="float" office:value="216" calcext:value-type="float">
            <text:p>216</text:p>
          </table:table-cell>
          <table:table-cell table:formula="of:=[.D217]-[.D2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Urbz: Sims in the 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4-19" calcext:value-type="date">
            <text:p>2022-04-19</text:p>
          </table:table-cell>
          <table:table-cell office:value-type="float" office:value="217" calcext:value-type="float">
            <text:p>217</text:p>
          </table:table-cell>
          <table:table-cell table:formula="of:=[.D218]-[.D2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yo P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18" calcext:value-type="float">
            <text:p>218</text:p>
          </table:table-cell>
          <table:table-cell table:formula="of:=[.D219]-[.D21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gger's Adventures: Temple of the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4-21" calcext:value-type="date">
            <text:p>2022-04-21</text:p>
          </table:table-cell>
          <table:table-cell office:value-type="float" office:value="219" calcext:value-type="float">
            <text:p>219</text:p>
          </table:table-cell>
          <table:table-cell table:formula="of:=[.D220]-[.D21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ed for Speed Undergroun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date" office:date-value="2022-04-21" calcext:value-type="date">
            <text:p>2022-04-21</text:p>
          </table:table-cell>
          <table:table-cell office:value-type="float" office:value="220" calcext:value-type="float">
            <text:p>220</text:p>
          </table:table-cell>
          <table:table-cell table:formula="of:=[.D221]-[.D2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nstar Super Hero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2-04-23" calcext:value-type="date">
            <text:p>2022-04-23</text:p>
          </table:table-cell>
          <table:table-cell office:value-type="float" office:value="221" calcext:value-type="float">
            <text:p>221</text:p>
          </table:table-cell>
          <table:table-cell table:formula="of:=[.D222]-[.D22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listic: Ecks vs. Sever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4-23" calcext:value-type="date">
            <text:p>2022-04-23</text:p>
          </table:table-cell>
          <table:table-cell office:value-type="float" office:value="222" calcext:value-type="float">
            <text:p>222</text:p>
          </table:table-cell>
          <table:table-cell table:formula="of:=[.D223]-[.D2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urge: H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5-11" calcext:value-type="date">
            <text:p>2022-05-11</text:p>
          </table:table-cell>
          <table:table-cell office:value-type="float" office:value="223" calcext:value-type="float">
            <text:p>223</text:p>
          </table:table-cell>
          <table:table-cell table:formula="of:=[.D224]-[.D223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 Wars 2: Black Hole Ri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22-05-14" calcext:value-type="date">
            <text:p>2022-05-14</text:p>
          </table:table-cell>
          <table:table-cell office:value-type="float" office:value="224" calcext:value-type="float">
            <text:p>224</text:p>
          </table:table-cell>
          <table:table-cell table:formula="of:=[.D225]-[.D22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Dragon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14" calcext:value-type="date">
            <text:p>2022-05-14</text:p>
          </table:table-cell>
          <table:table-cell office:value-type="float" office:value="225" calcext:value-type="float">
            <text:p>225</text:p>
          </table:table-cell>
          <table:table-cell table:formula="of:=[.D226]-[.D2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K: King of S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226" calcext:value-type="float">
            <text:p>226</text:p>
          </table:table-cell>
          <table:table-cell table:formula="of:=[.D227]-[.D22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emon Ruby 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5-17" calcext:value-type="date">
            <text:p>2022-05-17</text:p>
          </table:table-cell>
          <table:table-cell office:value-type="float" office:value="227" calcext:value-type="float">
            <text:p>227</text:p>
          </table:table-cell>
          <table:table-cell table:formula="of:=[.D228]-[.D22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o Tennis: Power T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28" calcext:value-type="float">
            <text:p>228</text:p>
          </table:table-cell>
          <table:table-cell table:formula="of:=[.D229]-[.D22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ly Slater's Pro Sur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29" calcext:value-type="float">
            <text:p>229</text:p>
          </table:table-cell>
          <table:table-cell table:formula="of:=[.D230]-[.D2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a Man Battle Network 3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30" calcext:value-type="float">
            <text:p>230</text:p>
          </table:table-cell>
          <table:table-cell table:formula="of:=[.D231]-[.D2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nar Leg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31" calcext:value-type="float">
            <text:p>231</text:p>
          </table:table-cell>
          <table:table-cell table:formula="of:=[.D232]-[.D2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ver City Ransom 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32" calcext:value-type="float">
            <text:p>232</text:p>
          </table:table-cell>
          <table:table-cell table:formula="of:=[.D233]-[.D2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T Special For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5-18" calcext:value-type="date">
            <text:p>2022-05-18</text:p>
          </table:table-cell>
          <table:table-cell office:value-type="float" office:value="233" calcext:value-type="float">
            <text:p>233</text:p>
          </table:table-cell>
          <table:table-cell table:formula="of:=[.D234]-[.D2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ll Doz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2-05-20" calcext:value-type="date">
            <text:p>2022-05-20</text:p>
          </table:table-cell>
          <table:table-cell office:value-type="float" office:value="234" calcext:value-type="float">
            <text:p>234</text:p>
          </table:table-cell>
          <table:table-cell table:formula="of:=[.D235]-[.D23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y Hawk's Pro Skater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5-20" calcext:value-type="date">
            <text:p>2022-05-20</text:p>
          </table:table-cell>
          <table:table-cell office:value-type="float" office:value="235" calcext:value-type="float">
            <text:p>235</text:p>
          </table:table-cell>
          <table:table-cell table:formula="of:=[.D236]-[.D2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ry Potter and the Goblet of 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20" calcext:value-type="date">
            <text:p>2022-05-20</text:p>
          </table:table-cell>
          <table:table-cell office:value-type="float" office:value="236" calcext:value-type="float">
            <text:p>236</text:p>
          </table:table-cell>
          <table:table-cell table:formula="of:=[.D237]-[.D2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20" calcext:value-type="date">
            <text:p>2022-05-20</text:p>
          </table:table-cell>
          <table:table-cell office:value-type="float" office:value="237" calcext:value-type="float">
            <text:p>237</text:p>
          </table:table-cell>
          <table:table-cell table:formula="of:=[.D238]-[.D2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e League Heroes: Th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20" calcext:value-type="date">
            <text:p>2022-05-20</text:p>
          </table:table-cell>
          <table:table-cell office:value-type="float" office:value="238" calcext:value-type="float">
            <text:p>238</text:p>
          </table:table-cell>
          <table:table-cell table:formula="of:=[.D239]-[.D2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ggdra Un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-complete</text:p>
          </table:table-cell>
          <table:table-cell office:value-type="date" office:date-value="2022-05-21" calcext:value-type="date">
            <text:p>2022-05-21</text:p>
          </table:table-cell>
          <table:table-cell office:value-type="float" office:value="239" calcext:value-type="float">
            <text:p>239</text:p>
          </table:table-cell>
          <table:table-cell table:formula="of:=[.D240]-[.D23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Ghouls 'n Gho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21" calcext:value-type="date">
            <text:p>2022-05-21</text:p>
          </table:table-cell>
          <table:table-cell office:value-type="float" office:value="240" calcext:value-type="float">
            <text:p>240</text:p>
          </table:table-cell>
          <table:table-cell table:formula="of:=[.D241]-[.D2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ney's Extreme Skate Adven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5-21" calcext:value-type="date">
            <text:p>2022-05-21</text:p>
          </table:table-cell>
          <table:table-cell office:value-type="float" office:value="241" calcext:value-type="float">
            <text:p>241</text:p>
          </table:table-cell>
          <table:table-cell table:formula="of:=[.D242]-[.D2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ki Blocks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5-21" calcext:value-type="date">
            <text:p>2022-05-21</text:p>
          </table:table-cell>
          <table:table-cell office:value-type="float" office:value="242" calcext:value-type="float">
            <text:p>242</text:p>
          </table:table-cell>
          <table:table-cell table:formula="of:=[.D243]-[.D2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ne of the Enders: The Fist of M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5-27" calcext:value-type="date">
            <text:p>2022-05-27</text:p>
          </table:table-cell>
          <table:table-cell office:value-type="float" office:value="243" calcext:value-type="float">
            <text:p>243</text:p>
          </table:table-cell>
          <table:table-cell table:formula="of:=[.D244]-[.D24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shi's Island: Super Mario Advanc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date" office:date-value="2022-05-30" calcext:value-type="date">
            <text:p>2022-05-30</text:p>
          </table:table-cell>
          <table:table-cell office:value-type="float" office:value="244" calcext:value-type="float">
            <text:p>244</text:p>
          </table:table-cell>
          <table:table-cell table:formula="of:=[.D245]-[.D24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mtaro: Ham Ham Heartb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date" office:date-value="2022-06-02" calcext:value-type="date">
            <text:p>2022-06-02</text:p>
          </table:table-cell>
          <table:table-cell office:value-type="float" office:value="245" calcext:value-type="float">
            <text:p>245</text:p>
          </table:table-cell>
          <table:table-cell table:formula="of:=[.D246]-[.D24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ic Advanc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2" calcext:value-type="date">
            <text:p>2022-06-02</text:p>
          </table:table-cell>
          <table:table-cell office:value-type="float" office:value="246" calcext:value-type="float">
            <text:p>246</text:p>
          </table:table-cell>
          <table:table-cell table:formula="of:=[.D247]-[.D2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 NES Series: The Legend of Ze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6-02" calcext:value-type="date">
            <text:p>2022-06-02</text:p>
          </table:table-cell>
          <table:table-cell office:value-type="float" office:value="247" calcext:value-type="float">
            <text:p>247</text:p>
          </table:table-cell>
          <table:table-cell table:formula="of:=[.D248]-[.D2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Mario Adv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2" calcext:value-type="date">
            <text:p>2022-06-02</text:p>
          </table:table-cell>
          <table:table-cell office:value-type="float" office:value="248" calcext:value-type="float">
            <text:p>248</text:p>
          </table:table-cell>
          <table:table-cell table:formula="of:=[.D249]-[.D2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Scorpion King: Sword of Os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49" calcext:value-type="float">
            <text:p>249</text:p>
          </table:table-cell>
          <table:table-cell table:formula="of:=[.D250]-[.D24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ster Rancher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50" calcext:value-type="float">
            <text:p>250</text:p>
          </table:table-cell>
          <table:table-cell table:formula="of:=[.D251]-[.D2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ic Advanc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51" calcext:value-type="float">
            <text:p>251</text:p>
          </table:table-cell>
          <table:table-cell table:formula="of:=[.D252]-[.D2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r 2 Adv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52" calcext:value-type="float">
            <text:p>252</text:p>
          </table:table-cell>
          <table:table-cell table:formula="of:=[.D253]-[.D2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ord of the Rings: The Return of the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53" calcext:value-type="float">
            <text:p>253</text:p>
          </table:table-cell>
          <table:table-cell table:formula="of:=[.D254]-[.D2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Bust-A-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-complete</text:p>
          </table:table-cell>
          <table:table-cell office:value-type="date" office:date-value="2022-06-03" calcext:value-type="date">
            <text:p>2022-06-03</text:p>
          </table:table-cell>
          <table:table-cell office:value-type="float" office:value="254" calcext:value-type="float">
            <text:p>254</text:p>
          </table:table-cell>
          <table:table-cell table:formula="of:=[.D255]-[.D2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ioWare Inc.: Mega Microgame$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date" office:date-value="2022-06-04" calcext:value-type="date">
            <text:p>2022-06-04</text:p>
          </table:table-cell>
          <table:table-cell office:value-type="float" office:value="255" calcext:value-type="float">
            <text:p>255</text:p>
          </table:table-cell>
          <table:table-cell table:formula="of:=[.D256]-[.D255]" office:value-type="float" office:value="1" calcext:value-type="float">
            <text:p>1</text:p>
          </table:table-cell>
          <table:table-cell table:number-columns-repeated="8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games.H2:games.H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A255">
          <table:filter table:condition-source-range-address="Sheet2.A1:Sheet2.A255" table:display-duplicates="false">
            <table:filter-or>
              <table:filter-condition table:data-type="number" table:value="3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4" table:operator="=" table:field-number="0"/>
              <table:filter-condition table:data-type="number" table:value="3" table:operator="=" table:field-number="0"/>
              <table:filter-condition table:data-type="number" table:value="37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44" table:operator="=" table:field-number="0"/>
              <table:filter-condition table:data-type="number" table:value="21" table:operator="=" table:field-number="0"/>
              <table:filter-condition table:data-type="number" table:value="1" table:operator="=" table:field-number="0"/>
              <table:filter-condition table:data-type="number" table:value="55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8" table:operator="=" table:field-number="0"/>
              <table:filter-condition table:data-type="number" table:value="126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4" table:operator="=" table:field-number="0"/>
              <table:filter-condition table:data-type="number" table:value="12" table:operator="=" table:field-number="0"/>
              <table:filter-condition table:data-type="number" table:value="13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7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4" table:operator="=" table:field-number="0"/>
              <table:filter-condition table:data-type="number" table:value="0" table:operator="=" table:field-number="0"/>
              <table:filter-condition table:data-type="number" table:value="9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4" table:operator="=" table:field-number="0"/>
              <table:filter-condition table:data-type="number" table:value="5" table:operator="=" table:field-number="0"/>
              <table:filter-condition table:data-type="number" table:value="0" table:operator="=" table:field-number="0"/>
              <table:filter-condition table:data-type="number" table:value="3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1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8" table:operator="=" table:field-number="0"/>
              <table:filter-condition table:data-type="number" table:value="4" table:operator="=" table:field-number="0"/>
              <table:filter-condition table:data-type="number" table:value="0" table:operator="=" table:field-number="0"/>
              <table:filter-condition table:data-type="number" table:value="10" table:operator="=" table:field-number="0"/>
              <table:filter-condition table:data-type="number" table:value="8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4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3" table:operator="=" table:field-number="0"/>
              <table:filter-condition table:data-type="number" table:value="14" table:operator="=" table:field-number="0"/>
              <table:filter-condition table:data-type="number" table:value="1" table:operator="=" table:field-number="0"/>
              <table:filter-condition table:data-type="number" table:value="5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7" table:operator="=" table:field-number="0"/>
              <table:filter-condition table:data-type="number" table:value="6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22" table:operator="=" table:field-number="0"/>
              <table:filter-condition table:data-type="number" table:value="35" table:operator="=" table:field-number="0"/>
              <table:filter-condition table:data-type="number" table:value="5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5" table:operator="=" table:field-number="0"/>
              <table:filter-condition table:data-type="number" table:value="6" table:operator="=" table:field-number="0"/>
              <table:filter-condition table:data-type="number" table:value="4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6" table:operator="=" table:field-number="0"/>
              <table:filter-condition table:data-type="number" table:value="5" table:operator="=" table:field-number="0"/>
              <table:filter-condition table:data-type="number" table:value="18" table:operator="=" table:field-number="0"/>
              <table:filter-condition table:data-type="number" table:value="0" table:operator="=" table:field-number="0"/>
              <table:filter-condition table:data-type="number" table:value="31" table:operator="=" table:field-number="0"/>
              <table:filter-condition table:data-type="number" table:value="0" table:operator="=" table:field-number="0"/>
              <table:filter-condition table:data-type="number" table:value="27" table:operator="=" table:field-number="0"/>
              <table:filter-condition table:data-type="number" table:value="3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7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18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6" table:operator="=" table:field-number="0"/>
              <table:filter-condition table:data-type="number" table:value="4" table:operator="=" table:field-number="0"/>
              <table:filter-condition table:data-type="number" table:value="0" table:operator="=" table:field-number="0"/>
              <table:filter-condition table:data-type="number" table:value="103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1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7" table:operator="=" table:field-number="0"/>
              <table:filter-condition table:data-type="number" table:value="7" table:operator="=" table:field-number="0"/>
              <table:filter-condition table:data-type="number" table:value="3" table:operator="=" table:field-number="0"/>
              <table:filter-condition table:data-type="number" table:value="2" table:operator="=" table:field-number="0"/>
              <table:filter-condition table:data-type="number" table:value="8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21" table:operator="=" table:field-number="0"/>
              <table:filter-condition table:data-type="number" table:value="103" table:operator="=" table:field-number="0"/>
              <table:filter-condition table:data-type="number" table:value="9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33" table:operator="=" table:field-number="0"/>
              <table:filter-condition table:data-type="number" table:value="0" table:operator="=" table:field-number="0"/>
              <table:filter-condition table:data-type="number" table:value="6" table:operator="=" table:field-number="0"/>
              <table:filter-condition table:data-type="number" table:value="1" table:operator="=" table:field-number="0"/>
              <table:filter-condition table:data-type="number" table:value="6" table:operator="=" table:field-number="0"/>
              <table:filter-condition table:data-type="number" table:value="15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1" table:operator="=" table:field-number="0"/>
              <table:filter-condition table:data-type="number" table:value="4" table:operator="=" table:field-number="0"/>
              <table:filter-condition table:data-type="number" table:value="1" table:operator="=" table:field-number="0"/>
              <table:filter-condition table:data-type="number" table:value="58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17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18" table:operator="=" table:field-number="0"/>
              <table:filter-condition table:data-type="number" table:value="1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5" table:operator="=" table:field-number="0"/>
              <table:filter-condition table:data-type="number" table:value="4" table:operator="=" table:field-number="0"/>
              <table:filter-condition table:data-type="number" table:value="4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8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2" table:operator="=" table:field-number="0"/>
              <table:filter-condition table:data-type="number" table:value="5" table:operator="=" table:field-number="0"/>
              <table:filter-condition table:data-type="number" table:value="36" table:operator="=" table:field-number="0"/>
              <table:filter-condition table:data-type="number" table:value="1" table:operator="=" table:field-number="0"/>
              <table:filter-condition table:data-type="number" table:value="117" table:operator="=" table:field-number="0"/>
              <table:filter-condition table:data-type="number" table:value="0" table:operator="=" table:field-number="0"/>
              <table:filter-condition table:data-type="number" table:value="206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38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3" table:operator="=" table:field-number="0"/>
              <table:filter-condition table:data-type="number" table:value="2" table:operator="=" table:field-number="0"/>
              <table:filter-condition table:data-type="number" table:value="2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18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2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2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6" table:operator="=" table:field-number="0"/>
              <table:filter-condition table:data-type="number" table:value="3" table:operator="=" table:field-number="0"/>
              <table:filter-condition table:data-type="number" table:value="3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0" table:operator="=" table:field-number="0"/>
              <table:filter-condition table:data-type="number" table:value="1" table:operator="=" table:field-number="0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22:20:44.336000000</dc:date>
    <meta:editing-duration>PT1H45M39S</meta:editing-duration>
    <meta:editing-cycles>2</meta:editing-cycles>
    <meta:generator>LibreOffice/7.2.4.1$Windows_X86_64 LibreOffice_project/27d75539669ac387bb498e35313b970b7fe9c4f9</meta:generator>
    <meta:document-statistic meta:table-count="2" meta:cell-count="188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minimum="42882" chart:maximum="447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73cm" svg:height="16.635cm" xlink:href=".." xlink:type="simple" chart:class="chart:scatter" chart:style-name="ch1">
        <chart:title svg:x="12.97cm" svg:y="0.468cm" chart:style-name="ch2">
          <text:p>Progress by Date</text:p>
        </chart:title>
        <chart:plot-area chart:style-name="ch3" table:cell-range-address="games.D1:games.E256" chart:data-source-has-labels="both" svg:x="1.602cm" svg:y="1.579cm" svg:width="27.38cm" svg:height="13.743cm">
          <chart:coordinate-region svg:x="2.449cm" svg:y="1.778cm" svg:width="26.177cm" svg:height="12.897cm"/>
          <chart:axis chart:dimension="x" chart:name="primary-x" chart:style-name="ch4" chartooo:axis-type="auto">
            <chart:title svg:x="14.891cm" svg:y="15.654cm" chart:style-name="ch5">
              <text:p>Date</text:p>
            </chart:title>
            <chart:categories table:cell-range-address="games.D2:games.D256"/>
          </chart:axis>
          <chart:axis chart:dimension="y" chart:name="primary-y" chart:style-name="ch6">
            <chart:title svg:x="0.451cm" svg:y="9.724cm" chart:style-name="ch7">
              <text:p>Cumulative Total</text:p>
            </chart:title>
            <chart:grid chart:style-name="ch8" chart:class="major"/>
          </chart:axis>
          <chart:series chart:style-name="ch9" chart:values-cell-range-address="games.E2:games.E256" chart:label-cell-address="games.E1:games.E1" chart:class="chart:scatter">
            <chart:domain table:cell-range-address="games.D2:games.D256"/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Total</text:p>
                <draw:g>
                  <svg:desc>games.E1:games.E1</svg:desc>
                </draw:g>
              </table:table-cell>
            </table:table-row>
          </table:table-header-rows>
          <table:table-rows>
            <table:table-row>
              <table:table-cell office:value-type="float" office:value="42882">
                <text:p>42882</text:p>
                <draw:g>
                  <svg:desc>games.D2:games.D256</svg:desc>
                </draw:g>
              </table:table-cell>
              <table:table-cell office:value-type="float" office:value="1">
                <text:p>1</text:p>
                <draw:g>
                  <svg:desc>games.E2:games.E256</svg:desc>
                </draw:g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892">
                <text:p>42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95">
                <text:p>42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94">
                <text:p>43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194">
                <text:p>431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98">
                <text:p>431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226">
                <text:p>43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233">
                <text:p>432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235">
                <text:p>432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235">
                <text:p>43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239">
                <text:p>43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239">
                <text:p>432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248">
                <text:p>43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254">
                <text:p>432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295">
                <text:p>432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296">
                <text:p>432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296">
                <text:p>432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308">
                <text:p>43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309">
                <text:p>433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309">
                <text:p>433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337">
                <text:p>433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341">
                <text:p>433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341">
                <text:p>433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351">
                <text:p>433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359">
                <text:p>433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359">
                <text:p>433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359">
                <text:p>433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376">
                <text:p>433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379">
                <text:p>433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393">
                <text:p>433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394">
                <text:p>433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408">
                <text:p>434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414">
                <text:p>434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414">
                <text:p>434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414">
                <text:p>434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436">
                <text:p>434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471">
                <text:p>434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478">
                <text:p>434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484">
                <text:p>434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85">
                <text:p>434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485">
                <text:p>434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0399883806A7F171.svm"/>
      </style:chart-properties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color="#ff0000" draw:fill-color="#ff0000" draw:fill-gradient-name="Pastel_20_Bouquet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6cm" svg:height="15.566cm" xlink:href=".." xlink:type="simple" chart:class="chart:scatter" chart:style-name="ch1">
        <chart:title svg:x="9.991cm" svg:y="0.447cm" chart:style-name="ch2">
          <text:p>Time Taken on Games</text:p>
        </chart:title>
        <chart:plot-area chart:style-name="ch3" table:cell-range-address="games.H3:games.I39" chart:data-source-has-labels="column" svg:x="1.503cm" svg:y="1.537cm" svg:width="22.651cm" svg:height="12.737cm">
          <chart:coordinate-region svg:x="2.124cm" svg:y="1.736cm" svg:width="21.565cm" svg:height="11.891cm"/>
          <chart:axis chart:dimension="x" chart:name="primary-x" chart:style-name="ch4" chartooo:axis-type="auto">
            <chart:title svg:x="12.4cm" svg:y="14.585cm" chart:style-name="ch5">
              <text:p>Days</text:p>
            </chart:title>
            <chart:categories table:cell-range-address="games.H3:games.H39"/>
          </chart:axis>
          <chart:axis chart:dimension="y" chart:name="primary-y" chart:style-name="ch6">
            <chart:title svg:x="0.451cm" svg:y="8.61cm" chart:style-name="ch7">
              <text:p># Games</text:p>
            </chart:title>
            <chart:grid chart:style-name="ch8" chart:class="major"/>
          </chart:axis>
          <chart:series chart:style-name="ch9" chart:values-cell-range-address="games.I3:games.I39" chart:class="chart:scatter">
            <chart:domain table:cell-range-address="games.H3:games.H39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ames.H3:games.H39</svg:desc>
                </draw:g>
              </table:table-cell>
              <table:table-cell office:value-type="float" office:value="104">
                <text:p>104</text:p>
                <draw:g>
                  <svg:desc>games.I3:games.I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87cm" svg:height="13.84cm" xlink:href=".." xlink:type="simple" chart:class="chart:bar" chart:style-name="ch1">
        <chart:title svg:x="10.156cm" svg:y="0.412cm" chart:style-name="ch2">
          <text:p>Ratings</text:p>
        </chart:title>
        <chart:plot-area chart:style-name="ch3" table:cell-range-address="games.K3:games.L7" chart:data-source-has-labels="column" svg:x="1.45cm" svg:y="1.467cm" svg:width="20.098cm" svg:height="11.116cm">
          <chart:coordinate-region svg:x="2.257cm" svg:y="1.666cm" svg:width="19.291cm" svg:height="10.27cm"/>
          <chart:axis chart:dimension="x" chart:name="primary-x" chart:style-name="ch4" chartooo:axis-type="auto">
            <chartooo:date-scale/>
            <chart:title svg:x="11.071cm" svg:y="12.859cm" chart:style-name="ch5">
              <text:p>Stars</text:p>
            </chart:title>
            <chart:categories table:cell-range-address="games.K3:games.K7"/>
          </chart:axis>
          <chart:axis chart:dimension="y" chart:name="primary-y" chart:style-name="ch6">
            <chart:title svg:x="0.451cm" svg:y="7.73cm" chart:style-name="ch7">
              <text:p># Games</text:p>
            </chart:title>
            <chart:grid chart:style-name="ch8" chart:class="major"/>
          </chart:axis>
          <chart:series chart:style-name="ch9" chart:values-cell-range-address="games.L3:games.L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ames.K3:games.K7</svg:desc>
                </draw:g>
              </table:table-cell>
              <table:table-cell office:value-type="float" office:value="4">
                <text:p>4</text:p>
                <draw:g>
                  <svg:desc>games.L3:games.L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44cm" svg:height="13.495cm" xlink:href=".." xlink:type="simple" chart:class="chart:circle" chart:style-name="ch1">
        <chart:title svg:x="9.277cm" svg:y="0.405cm" chart:style-name="ch2">
          <text:p>Completion</text:p>
        </chart:title>
        <chart:legend chart:legend-position="end" svg:x="18.099cm" svg:y="5.95cm" style:legend-expansion="high" chart:style-name="ch3"/>
        <chart:plot-area chart:style-name="ch4" table:cell-range-address="games.M3:games.N5" chart:data-source-has-labels="column" svg:x="0.418cm" svg:y="1.453cm" svg:width="17.263cm" svg:height="11.773cm">
          <chart:coordinate-region svg:x="3.525cm" svg:y="1.925cm" svg:width="11.301cm" svg:height="11.301cm"/>
          <chart:axis chart:dimension="x" chart:name="primary-x" chart:style-name="ch5" chartooo:axis-type="auto">
            <chartooo:date-scale/>
            <chart:categories table:cell-range-address="games.M3:games.M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ames.N3:games.N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</text:p>
                <draw:g>
                  <svg:desc>games.M3:games.M5</svg:desc>
                </draw:g>
              </table:table-cell>
              <table:table-cell office:value-type="float" office:value="105">
                <text:p>105</text:p>
                <draw:g>
                  <svg:desc>games.N3:games.N5</svg:desc>
                </draw:g>
              </table:table-cell>
            </table:table-row>
            <table:table-row>
              <table:table-cell office:value-type="string">
                <text:p>Not Complete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